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0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8b27" officeooo:paragraph-rsid="03fd8b27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030cd7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f3ad5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921dc7" style:font-style-asian="normal" style:font-weight-asian="normal" style:font-style-complex="normal" style:font-weight-complex="normal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4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4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4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4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4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4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5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5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5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5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5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5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5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5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5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59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e0a71" officeooo:paragraph-rsid="041f3ad5" fo:background-color="transparent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63" style:family="paragraph" style:parent-style-name="Heading_20_1">
      <style:paragraph-properties fo:text-align="center" style:justify-single-word="false"/>
    </style:style>
    <style:style style:name="P264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65" style:family="paragraph" style:parent-style-name="Heading_20_2">
      <style:paragraph-properties fo:text-align="center" style:justify-single-word="false"/>
      <style:text-properties officeooo:rsid="0310861e"/>
    </style:style>
    <style:style style:name="P266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#ffff00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2d2dccc" fo:background-color="#ffff00" loext:char-shading-value="0"/>
    </style:style>
    <style:style style:name="T142" style:family="text">
      <style:text-properties officeooo:rsid="043028e6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weight="normal" style:font-weight-asian="normal" style:font-weight-complex="normal"/>
    </style:style>
    <style:style style:name="T159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0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68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69" style:family="text">
      <style:text-properties officeooo:rsid="026e43dc"/>
    </style:style>
    <style:style style:name="T170" style:family="text">
      <style:text-properties officeooo:rsid="029525af"/>
    </style:style>
    <style:style style:name="T171" style:family="text">
      <style:text-properties officeooo:rsid="0295318b"/>
    </style:style>
    <style:style style:name="T172" style:family="text">
      <style:text-properties officeooo:rsid="0299994e"/>
    </style:style>
    <style:style style:name="T173" style:family="text">
      <style:text-properties officeooo:rsid="029a8140"/>
    </style:style>
    <style:style style:name="T174" style:family="text">
      <style:text-properties officeooo:rsid="02a967ff"/>
    </style:style>
    <style:style style:name="T175" style:family="text">
      <style:text-properties officeooo:rsid="02acfaa8"/>
    </style:style>
    <style:style style:name="T176" style:family="text">
      <style:text-properties officeooo:rsid="02b07e75"/>
    </style:style>
    <style:style style:name="T177" style:family="text">
      <style:text-properties officeooo:rsid="02b3865a"/>
    </style:style>
    <style:style style:name="T178" style:family="text">
      <style:text-properties officeooo:rsid="02be8792"/>
    </style:style>
    <style:style style:name="T179" style:family="text">
      <style:text-properties officeooo:rsid="02c3f5ee"/>
    </style:style>
    <style:style style:name="T180" style:family="text">
      <style:text-properties officeooo:rsid="02cd519c"/>
    </style:style>
    <style:style style:name="T181" style:family="text">
      <style:text-properties officeooo:rsid="02d13f68"/>
    </style:style>
    <style:style style:name="T182" style:family="text">
      <style:text-properties officeooo:rsid="02d2dccc"/>
    </style:style>
    <style:style style:name="T183" style:family="text">
      <style:text-properties officeooo:rsid="02e32391"/>
    </style:style>
    <style:style style:name="T184" style:family="text">
      <style:text-properties officeooo:rsid="02e4b27d"/>
    </style:style>
    <style:style style:name="T185" style:family="text">
      <style:text-properties officeooo:rsid="02e7b0bb"/>
    </style:style>
    <style:style style:name="T186" style:family="text">
      <style:text-properties officeooo:rsid="02e90f55"/>
    </style:style>
    <style:style style:name="T187" style:family="text">
      <style:text-properties officeooo:rsid="02eb28cf"/>
    </style:style>
    <style:style style:name="T188" style:family="text">
      <style:text-properties officeooo:rsid="02ecf391"/>
    </style:style>
    <style:style style:name="T189" style:family="text">
      <style:text-properties officeooo:rsid="02ef9e4c"/>
    </style:style>
    <style:style style:name="T190" style:family="text">
      <style:text-properties officeooo:rsid="02f37207"/>
    </style:style>
    <style:style style:name="T191" style:family="text">
      <style:text-properties officeooo:rsid="02f3fef4"/>
    </style:style>
    <style:style style:name="T192" style:family="text">
      <style:text-properties officeooo:rsid="02f40c6d"/>
    </style:style>
    <style:style style:name="T193" style:family="text">
      <style:text-properties officeooo:rsid="02f44243"/>
    </style:style>
    <style:style style:name="T194" style:family="text">
      <style:text-properties officeooo:rsid="02f87ae3"/>
    </style:style>
    <style:style style:name="T195" style:family="text">
      <style:text-properties officeooo:rsid="02f8cae9"/>
    </style:style>
    <style:style style:name="T196" style:family="text">
      <style:text-properties officeooo:rsid="02fef729"/>
    </style:style>
    <style:style style:name="T197" style:family="text">
      <style:text-properties officeooo:rsid="030143de"/>
    </style:style>
    <style:style style:name="T198" style:family="text">
      <style:text-properties officeooo:rsid="0305d2d6"/>
    </style:style>
    <style:style style:name="T199" style:family="text">
      <style:text-properties officeooo:rsid="0309672d"/>
    </style:style>
    <style:style style:name="T200" style:family="text">
      <style:text-properties officeooo:rsid="030b5782"/>
    </style:style>
    <style:style style:name="T201" style:family="text">
      <style:text-properties officeooo:rsid="030d4f98"/>
    </style:style>
    <style:style style:name="T202" style:family="text">
      <style:text-properties officeooo:rsid="030db7ae"/>
    </style:style>
    <style:style style:name="T203" style:family="text">
      <style:text-properties officeooo:rsid="030fa319"/>
    </style:style>
    <style:style style:name="T204" style:family="text">
      <style:text-properties officeooo:rsid="03107dc6"/>
    </style:style>
    <style:style style:name="T205" style:family="text">
      <style:text-properties officeooo:rsid="0310861e"/>
    </style:style>
    <style:style style:name="T206" style:family="text">
      <style:text-properties officeooo:rsid="01d872e6"/>
    </style:style>
    <style:style style:name="T207" style:family="text">
      <style:text-properties officeooo:rsid="031417ee"/>
    </style:style>
    <style:style style:name="T208" style:family="text">
      <style:text-properties officeooo:rsid="0317f0c9"/>
    </style:style>
    <style:style style:name="T209" style:family="text">
      <style:text-properties officeooo:rsid="031b4b0f"/>
    </style:style>
    <style:style style:name="T210" style:family="text">
      <style:text-properties officeooo:rsid="031c9a5f"/>
    </style:style>
    <style:style style:name="T211" style:family="text">
      <style:text-properties officeooo:rsid="031dae92"/>
    </style:style>
    <style:style style:name="T212" style:family="text">
      <style:text-properties officeooo:rsid="031ed558"/>
    </style:style>
    <style:style style:name="T213" style:family="text">
      <style:text-properties officeooo:rsid="0320ddff"/>
    </style:style>
    <style:style style:name="T214" style:family="text">
      <style:text-properties officeooo:rsid="0322046f"/>
    </style:style>
    <style:style style:name="T215" style:family="text">
      <style:text-properties officeooo:rsid="032309a0"/>
    </style:style>
    <style:style style:name="T216" style:family="text">
      <style:text-properties officeooo:rsid="03243a39"/>
    </style:style>
    <style:style style:name="T217" style:family="text">
      <style:text-properties officeooo:rsid="032445bd"/>
    </style:style>
    <style:style style:name="T218" style:family="text">
      <style:text-properties officeooo:rsid="032526bd"/>
    </style:style>
    <style:style style:name="T219" style:family="text">
      <style:text-properties officeooo:rsid="03317262"/>
    </style:style>
    <style:style style:name="T220" style:family="text">
      <style:text-properties officeooo:rsid="0335f866"/>
    </style:style>
    <style:style style:name="T221" style:family="text">
      <style:text-properties officeooo:rsid="033850f4"/>
    </style:style>
    <style:style style:name="T222" style:family="text">
      <style:text-properties officeooo:rsid="0339883b"/>
    </style:style>
    <style:style style:name="T223" style:family="text">
      <style:text-properties officeooo:rsid="033ae99c"/>
    </style:style>
    <style:style style:name="T224" style:family="text">
      <style:text-properties officeooo:rsid="033e4ca2"/>
    </style:style>
    <style:style style:name="T225" style:family="text">
      <style:text-properties officeooo:rsid="033ef708"/>
    </style:style>
    <style:style style:name="T226" style:family="text">
      <style:text-properties officeooo:rsid="033f2e5e"/>
    </style:style>
    <style:style style:name="T227" style:family="text">
      <style:text-properties officeooo:rsid="03404471"/>
    </style:style>
    <style:style style:name="T228" style:family="text">
      <style:text-properties officeooo:rsid="0342111f"/>
    </style:style>
    <style:style style:name="T229" style:family="text">
      <style:text-properties officeooo:rsid="0343534e"/>
    </style:style>
    <style:style style:name="T230" style:family="text">
      <style:text-properties officeooo:rsid="0344ecec"/>
    </style:style>
    <style:style style:name="T231" style:family="text">
      <style:text-properties officeooo:rsid="0345b7f4"/>
    </style:style>
    <style:style style:name="T232" style:family="text">
      <style:text-properties officeooo:rsid="034ee39a"/>
    </style:style>
    <style:style style:name="T233" style:family="text">
      <style:text-properties officeooo:rsid="03513fb3"/>
    </style:style>
    <style:style style:name="T234" style:family="text">
      <style:text-properties officeooo:rsid="0356184f"/>
    </style:style>
    <style:style style:name="T235" style:family="text">
      <style:text-properties officeooo:rsid="03567091"/>
    </style:style>
    <style:style style:name="T236" style:family="text">
      <style:text-properties officeooo:rsid="03576c89"/>
    </style:style>
    <style:style style:name="T237" style:family="text">
      <style:text-properties officeooo:rsid="0358366c"/>
    </style:style>
    <style:style style:name="T238" style:family="text">
      <style:text-properties officeooo:rsid="0358419e"/>
    </style:style>
    <style:style style:name="T239" style:family="text">
      <style:text-properties officeooo:rsid="035911a6"/>
    </style:style>
    <style:style style:name="T240" style:family="text">
      <style:text-properties officeooo:rsid="035e58de"/>
    </style:style>
    <style:style style:name="T241" style:family="text">
      <style:text-properties officeooo:rsid="03601b1f"/>
    </style:style>
    <style:style style:name="T242" style:family="text">
      <style:text-properties officeooo:rsid="03645774"/>
    </style:style>
    <style:style style:name="T243" style:family="text">
      <style:text-properties officeooo:rsid="001a7ac3"/>
    </style:style>
    <style:style style:name="T244" style:family="text">
      <style:text-properties officeooo:rsid="00229078"/>
    </style:style>
    <style:style style:name="T245" style:family="text">
      <style:text-properties officeooo:rsid="003909c1"/>
    </style:style>
    <style:style style:name="T246" style:family="text">
      <style:text-properties officeooo:rsid="001c8877"/>
    </style:style>
    <style:style style:name="T247" style:family="text">
      <style:text-properties officeooo:rsid="001ee3b7"/>
    </style:style>
    <style:style style:name="T248" style:family="text">
      <style:text-properties officeooo:rsid="0028c4e3"/>
    </style:style>
    <style:style style:name="T249" style:family="text">
      <style:text-properties officeooo:rsid="0024fff9"/>
    </style:style>
    <style:style style:name="T250" style:family="text">
      <style:text-properties officeooo:rsid="002aa211"/>
    </style:style>
    <style:style style:name="T251" style:family="text">
      <style:text-properties officeooo:rsid="00251ea2"/>
    </style:style>
    <style:style style:name="T252" style:family="text">
      <style:text-properties officeooo:rsid="00317aaf"/>
    </style:style>
    <style:style style:name="T253" style:family="text">
      <style:text-properties officeooo:rsid="00360c91"/>
    </style:style>
    <style:style style:name="T254" style:family="text">
      <style:text-properties officeooo:rsid="004603e1"/>
    </style:style>
    <style:style style:name="T255" style:family="text">
      <style:text-properties officeooo:rsid="003a92e7"/>
    </style:style>
    <style:style style:name="T256" style:family="text">
      <style:text-properties officeooo:rsid="004387a9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004387a9" style:font-weight-asian="bold" style:font-weight-complex="bold"/>
    </style:style>
    <style:style style:name="T259" style:family="text">
      <style:text-properties officeooo:rsid="0366c94c"/>
    </style:style>
    <style:style style:name="T260" style:family="text">
      <style:text-properties officeooo:rsid="036c9346"/>
    </style:style>
    <style:style style:name="T261" style:family="text">
      <style:text-properties officeooo:rsid="036cf913"/>
    </style:style>
    <style:style style:name="T262" style:family="text">
      <style:text-properties officeooo:rsid="036ee0a9"/>
    </style:style>
    <style:style style:name="T263" style:family="text">
      <style:text-properties officeooo:rsid="03793a94"/>
    </style:style>
    <style:style style:name="T264" style:family="text">
      <style:text-properties officeooo:rsid="037dfb10"/>
    </style:style>
    <style:style style:name="T265" style:family="text">
      <style:text-properties officeooo:rsid="037e5239"/>
    </style:style>
    <style:style style:name="T266" style:family="text">
      <style:text-properties officeooo:rsid="0380e794"/>
    </style:style>
    <style:style style:name="T267" style:family="text">
      <style:text-properties officeooo:rsid="03850522"/>
    </style:style>
    <style:style style:name="T268" style:family="text">
      <style:text-properties officeooo:rsid="0389f902"/>
    </style:style>
    <style:style style:name="T269" style:family="text">
      <style:text-properties officeooo:rsid="038aface"/>
    </style:style>
    <style:style style:name="T270" style:family="text">
      <style:text-properties officeooo:rsid="038c30c3"/>
    </style:style>
    <style:style style:name="T271" style:family="text">
      <style:text-properties officeooo:rsid="038d95df"/>
    </style:style>
    <style:style style:name="T272" style:family="text">
      <style:text-properties officeooo:rsid="038da1e2"/>
    </style:style>
    <style:style style:name="T273" style:family="text">
      <style:text-properties officeooo:rsid="03921dc7"/>
    </style:style>
    <style:style style:name="T274" style:family="text">
      <style:text-properties officeooo:rsid="039363f1"/>
    </style:style>
    <style:style style:name="T275" style:family="text">
      <style:text-properties officeooo:rsid="0393f903"/>
    </style:style>
    <style:style style:name="T276" style:family="text">
      <style:text-properties officeooo:rsid="0393f903" fo:background-color="#ffffff" loext:char-shading-value="0"/>
    </style:style>
    <style:style style:name="T277" style:family="text">
      <style:text-properties officeooo:rsid="03b39402" fo:background-color="#ffffff" loext:char-shading-value="0"/>
    </style:style>
    <style:style style:name="T278" style:family="text">
      <style:text-properties officeooo:rsid="0395c9c1"/>
    </style:style>
    <style:style style:name="T279" style:family="text">
      <style:text-properties officeooo:rsid="039b99af"/>
    </style:style>
    <style:style style:name="T280" style:family="text">
      <style:text-properties officeooo:rsid="039f045b"/>
    </style:style>
    <style:style style:name="T281" style:family="text">
      <style:text-properties officeooo:rsid="039f7662"/>
    </style:style>
    <style:style style:name="T282" style:family="text">
      <style:text-properties officeooo:rsid="03a0eb10"/>
    </style:style>
    <style:style style:name="T283" style:family="text">
      <style:text-properties officeooo:rsid="03a33e9c"/>
    </style:style>
    <style:style style:name="T284" style:family="text">
      <style:text-properties officeooo:rsid="03a52bd6"/>
    </style:style>
    <style:style style:name="T285" style:family="text">
      <style:text-properties officeooo:rsid="03a8d313"/>
    </style:style>
    <style:style style:name="T286" style:family="text">
      <style:text-properties officeooo:rsid="03aaad60"/>
    </style:style>
    <style:style style:name="T287" style:family="text">
      <style:text-properties officeooo:rsid="03acb48b"/>
    </style:style>
    <style:style style:name="T288" style:family="text">
      <style:text-properties officeooo:rsid="03ae3867"/>
    </style:style>
    <style:style style:name="T289" style:family="text">
      <style:text-properties officeooo:rsid="03b00857"/>
    </style:style>
    <style:style style:name="T290" style:family="text">
      <style:text-properties officeooo:rsid="03b1c398"/>
    </style:style>
    <style:style style:name="T291" style:family="text">
      <style:text-properties officeooo:rsid="03b39402"/>
    </style:style>
    <style:style style:name="T292" style:family="text">
      <style:text-properties officeooo:rsid="03b5d75a"/>
    </style:style>
    <style:style style:name="T293" style:family="text">
      <style:text-properties officeooo:rsid="03b7c840"/>
    </style:style>
    <style:style style:name="T294" style:family="text">
      <style:text-properties officeooo:rsid="03b87e91"/>
    </style:style>
    <style:style style:name="T295" style:family="text">
      <style:text-properties officeooo:rsid="03bb6800"/>
    </style:style>
    <style:style style:name="T296" style:family="text">
      <style:text-properties officeooo:rsid="03bd27ce"/>
    </style:style>
    <style:style style:name="T297" style:family="text">
      <style:text-properties officeooo:rsid="03bf6ba5"/>
    </style:style>
    <style:style style:name="T298" style:family="text">
      <style:text-properties officeooo:rsid="03c34570"/>
    </style:style>
    <style:style style:name="T299" style:family="text">
      <style:text-properties officeooo:rsid="03c6080c"/>
    </style:style>
    <style:style style:name="T300" style:family="text">
      <style:text-properties officeooo:rsid="03cdfd50"/>
    </style:style>
    <style:style style:name="T301" style:family="text">
      <style:text-properties officeooo:rsid="03ce1e27"/>
    </style:style>
    <style:style style:name="T302" style:family="text">
      <style:text-properties officeooo:rsid="03cf7310"/>
    </style:style>
    <style:style style:name="T303" style:family="text">
      <style:text-properties officeooo:rsid="03d09904"/>
    </style:style>
    <style:style style:name="T304" style:family="text">
      <style:text-properties officeooo:rsid="03d25074"/>
    </style:style>
    <style:style style:name="T305" style:family="text">
      <style:text-properties officeooo:rsid="03ee20ff"/>
    </style:style>
    <style:style style:name="T306" style:family="text">
      <style:text-properties officeooo:rsid="03ef6eb9"/>
    </style:style>
    <style:style style:name="T307" style:family="text">
      <style:text-properties officeooo:rsid="03f5bf2a"/>
    </style:style>
    <style:style style:name="T308" style:family="text">
      <style:text-properties officeooo:rsid="03fa821a"/>
    </style:style>
    <style:style style:name="T309" style:family="text">
      <style:text-properties officeooo:rsid="03fb1d16"/>
    </style:style>
    <style:style style:name="T310" style:family="text">
      <style:text-properties officeooo:rsid="03fc4231"/>
    </style:style>
    <style:style style:name="T311" style:family="text">
      <style:text-properties officeooo:rsid="03fd8b27"/>
    </style:style>
    <style:style style:name="T312" style:family="text">
      <style:text-properties officeooo:rsid="03fe8238"/>
    </style:style>
    <style:style style:name="T313" style:family="text">
      <style:text-properties officeooo:rsid="03ff6ddd"/>
    </style:style>
    <style:style style:name="T314" style:family="text">
      <style:text-properties officeooo:rsid="040138de"/>
    </style:style>
    <style:style style:name="T315" style:family="text">
      <style:text-properties officeooo:rsid="040d264a"/>
    </style:style>
    <style:style style:name="T316" style:family="text">
      <style:text-properties officeooo:rsid="040f1ff9"/>
    </style:style>
    <style:style style:name="T317" style:family="text">
      <style:text-properties officeooo:rsid="0410f8a5"/>
    </style:style>
    <style:style style:name="T318" style:family="text">
      <style:text-properties officeooo:rsid="04159598"/>
    </style:style>
    <style:style style:name="T319" style:family="text">
      <style:text-properties officeooo:rsid="041f3ad5"/>
    </style:style>
    <style:style style:name="T320" style:family="text">
      <style:text-properties officeooo:rsid="0421d579"/>
    </style:style>
    <style:style style:name="T321" style:family="text">
      <style:text-properties officeooo:rsid="04238c0f"/>
    </style:style>
    <style:style style:name="T322" style:family="text">
      <style:text-properties officeooo:rsid="0424f8a8"/>
    </style:style>
    <style:style style:name="T323" style:family="text">
      <style:text-properties officeooo:rsid="04260644"/>
    </style:style>
    <style:style style:name="T324" style:family="text">
      <style:text-properties officeooo:rsid="0427e5bf"/>
    </style:style>
    <style:style style:name="T325" style:family="text">
      <style:text-properties officeooo:rsid="042891e7"/>
    </style:style>
    <style:style style:name="T326" style:family="text">
      <style:text-properties officeooo:rsid="042b2f1e"/>
    </style:style>
    <style:style style:name="T327" style:family="text">
      <style:text-properties officeooo:rsid="042dd754"/>
    </style:style>
    <style:style style:name="T328" style:family="text">
      <style:text-properties officeooo:rsid="043028e6"/>
    </style:style>
    <style:style style:name="T329" style:family="text">
      <style:text-properties officeooo:rsid="043028e6" fo:background-color="#ffffff"/>
    </style:style>
    <style:style style:name="T330" style:family="text">
      <style:text-properties fo:background-color="#ffffff"/>
    </style:style>
    <style:style style:name="T331" style:family="text">
      <style:text-properties officeooo:rsid="043499de"/>
    </style:style>
    <style:style style:name="T332" style:family="text">
      <style:text-properties officeooo:rsid="043499de" fo:background-color="#ffffff"/>
    </style:style>
    <style:style style:name="T333" style:family="text">
      <style:text-properties officeooo:rsid="043926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3" text:outline-level="1">Семь вечностей</text:h>
      <text:p text:style-name="P11">(<text:span text:style-name="T119">ниспада</text:span>ющее безумие)</text:p>
      <text:p text:style-name="P1"/>
      <text:h text:style-name="P265" text:outline-level="2">1</text:h>
      <text:p text:style-name="P123">009 Sound System – DreamScape <text:span text:style-name="T14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4"><text:a xlink:type="simple" xlink:href="https://www.youtube.com/watch?v=rvk5D1iI2LA" text:style-name="Internet_20_link" text:visited-style-name="Visited_20_Internet_20_Link">https://www.youtube.com/watch?v=rvk5D1iI2LA</text:a></text:p>
      <text:h text:style-name="P264" text:outline-level="1">Mark Knopfler - Marbletown - Córdoba 2010 </text:h>
      <text:p text:style-name="P54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69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69">ывает</text:span>, с размаху усевшись на <text:span text:style-name="T75">мешок</text:span>. Тот жалобно скрип<text:span text:style-name="T269">ит</text:span>.</text:p>
      <text:p text:style-name="P24"/>
      <text:p text:style-name="P24">- <text:span text:style-name="T69">Да вставай же!</text:span></text:p>
      <text:p text:style-name="P25">Не дождавшись, Джет нетерпеливо прыг<text:span text:style-name="T269">ает</text:span> ко мне и, поддев мордой, перев<text:span text:style-name="T269">одит</text:span> в сидячее положение.</text:p>
      <text:p text:style-name="P25"><text:span text:style-name="T75">Мешок</text:span>, облегчённо крякнув, выва<text:span text:style-name="T269">ливает</text:span> половину содержимого на землю.</text:p>
      <text:p text:style-name="P25"/>
      <text:p text:style-name="P223"><text:soft-page-break/><text:span text:style-name="T260">Три дня</text:span>! <text:span text:style-name="T260">Три</text:span> грёбаны<text:span text:style-name="T260">х</text:span> <text:span text:style-name="T260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3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5"/>
      <text:p text:style-name="P55">Но самое опасное – даже не <text:span text:style-name="T294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5"/>
      <text:p text:style-name="P27"><text:span text:style-name="T198">Нет, Агамемнон – ерунда. </text:span>За нами. Гонятся. Чёртовы. Чокнутые. Пони.</text:p>
      <text:p text:style-name="P28"/>
      <text:p text:style-name="P28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201">аться</text:span> Дейдре, Хуман? Ведь всё так неплохо шло…</text:p>
      <text:p text:style-name="P57"/>
      <text:p text:style-name="P60">***</text:p>
      <text:p text:style-name="P57"/>
      <text:p text:style-name="P57">...</text:p>
      <text:p text:style-name="P61">- <text:span text:style-name="T96">Привет, красавчики! &lt;</text:span><text:span text:style-name="T135">Развернуть характер Эпплхэт</text:span><text:span text:style-name="T96">&gt;</text:span></text:p>
      <text:p text:style-name="P61"/>
      <text:p text:style-name="P85">Мы обернулись на голос и узрели с полдюжины коп<text:span text:style-name="T97">и</text:span>й, чуть ли не утыкающихся нам в носы.</text:p>
      <text:p text:style-name="P87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7"/>
      <text:p text:style-name="P88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8"><text:soft-page-break/></text:p>
      <text:p text:style-name="P93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9">В грудь Джет упиралось копьё крохотной поньки с гривой ёршиком.<text:span text:style-name="T263">&lt;</text:span><text:span text:style-name="T136">Развернуть характер Лейлы Блум</text:span><text:span text:style-name="T263">&gt;</text:span></text:p>
      <text:p text:style-name="P89"/>
      <text:p text:style-name="P89">- Хорошая попытка, <text:span text:style-name="T189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89"/>
      <text:p text:style-name="P90">Тут до меня дошло, что крыльев у этих оборванцев не наблюдается.</text:p>
      <text:p text:style-name="P90"/>
      <text:p text:style-name="P91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63">&lt;</text:span><text:span text:style-name="T136">Шляпа с яблоком</text:span><text:span text:style-name="T263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кивнула</text:span> Джет.</text:p>
      <text:p text:style-name="P91"/>
      <text:p text:style-name="P91">Та мрачно стояла, сцепив зубы.</text:p>
      <text:p text:style-name="P90"/>
      <text:p text:style-name="P90">- За меня могут заплатить хороший выкуп, - наконец, <text:span text:style-name="T189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90"/>
      <text:p text:style-name="P92">Её собеседница только хмыкнула.</text:p>
      <text:p text:style-name="P92"/>
      <text:p text:style-name="P92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85"/>
      <text:p text:style-name="P96">***</text:p>
      <text:p text:style-name="P108"/>
      <text:p text:style-name="P111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1"/>
      <text:p text:style-name="P111">…</text:p>
      <text:p text:style-name="P111"><text:soft-page-break/></text:p>
      <text:p text:style-name="P108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8"/>
      <text:p text:style-name="P118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182">Поняха с недоверием смотрела на меня.</text:p>
      <text:p text:style-name="P117"/>
      <text:p text:style-name="P110">- <text:span text:style-name="T118">Хум, т</text:span>ы прикалываешься? Или та <text:span text:style-name="T265">п</text:span>о<text:span text:style-name="T265">л</text:span>оманая пегаска таки права, и ты действительно ни<text:span text:style-name="T172">чего</text:span> не <text:span text:style-name="T146">помнишь</text:span>?</text:p>
      <text:p text:style-name="P110"/>
      <text:p text:style-name="P112">Пон<text:span text:style-name="T143">ька</text:span> принялась загибать копыта, делая сброс через каждую пару:</text:p>
      <text:p text:style-name="P112"/>
      <text:p text:style-name="P113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3"/>
      <text:p text:style-name="P113">…<text:span text:style-name="T144">Я истерически рассмеялся…</text:span></text:p>
      <text:p text:style-name="P113"/>
      <text:p text:style-name="P112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19"/>
      <text:p text:style-name="P120">Поняха с надеждой посмотрела на меня. Я с огромным облегчением отрицательно помотал головой.</text:p>
      <text:p text:style-name="P112"/>
      <text:p text:style-name="P114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4"/>
      <text:p text:style-name="P177">Дейдра мечтательно вздохнула.</text:p>
      <text:p text:style-name="P176"/>
      <text:p text:style-name="P176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98"/>
      <text:p text:style-name="P178">Я упорно помотал головой. <text:span text:style-name="T169">Дейдра пристально уставилась на меня, пытаясь рассмотреть мой талант. Наконец она ухмыльнулась кривой улыбкой.</text:span></text:p>
      <text:p text:style-name="P116"/>
      <text:p text:style-name="P115">- И, наконец, в-четвёртых, <text:span text:style-name="T175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10">- <text:span text:style-name="T170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79"/>
      <text:p text:style-name="P180">Розовая поняха заметно поскучнела.</text:p>
      <text:p text:style-name="P95"/>
      <text:p text:style-name="P95">- <text:span text:style-name="T171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4"/>
      <text:p text:style-name="P102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1"/>
      <text:p text:style-name="P97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7"/>
      <text:p text:style-name="P219">Я <text:span text:style-name="T199">улыбнулся и </text:span>понимающе покачал головой. <text:span text:style-name="T200">Всё-таки между людьми и пони намного больше общего, чем тебе казалось, Хуман!</text:span></text:p>
      <text:p text:style-name="P221">Дейдра уныло свесила голову.</text:p>
      <text:p text:style-name="P103"/>
      <text:p text:style-name="P103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3"/>
      <text:p text:style-name="P104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97"/>
      <text:p text:style-name="P97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7"/>
      <text:p text:style-name="P105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04"/>
      <text:p text:style-name="P104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6"/>
      <text:p text:style-name="P106">Кобылка завела глаза, сложила губы бантиком и произнесла фальцетом:</text:p>
      <text:p text:style-name="P106"/>
      <text:p text:style-name="P107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06"/>
      <text:p text:style-name="P106">Дейдра с чувством приложилась лбом о стол. <text:span text:style-name="T173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06"/>
      <text:p text:style-name="P104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4"/>
      <text:p text:style-name="P109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04"/>
      <text:p text:style-name="P100">***</text:p>
      <text:p text:style-name="P97"/>
      <text:p text:style-name="P187">Положение единственного человека в обществе пони имеет свои преимущества, <text:span text:style-name="T177">Хуман</text:span>! Нет, не то, что чокнутые на всю голову поняхи рассматривают тебя как кандидата на <text:span text:style-name="T177">улучшение племенной крови. </text:span><text:soft-page-break/><text:span text:style-name="T177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89"/>
      <text:p text:style-name="P190">Поэтому полночь застала меня тыкающимся во все <text:span text:style-name="T183">углы </text:span>в поисках <text:span text:style-name="T179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88"/>
      <text:p text:style-name="P183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83">- Мн-мн-хррр, - сонно чавкала пегаска, пуская слюни. - <text:span text:style-name="T174">Гороховый суп закончился. Пюре будет через полчаса. Не ломайте лавки, пожалуйста… А? Что?</text:span></text:p>
      <text:p text:style-name="P121"/>
      <text:p text:style-name="P184">Я шёлкнул пегаску по носу.</text:p>
      <text:p text:style-name="P184">- Вставай! Надо сматываться. <text:span text:style-name="T176">Дейдра хочет сделать меня своим фаворитом. У меня плохие предчувствия на этот счёт.</text:span></text:p>
      <text:p text:style-name="P184"/>
      <text:p text:style-name="P186">Пегаска <text:span text:style-name="T180">поднялась</text:span>, потирая нос копытом. <text:span text:style-name="T181">Рваное одеяло сползло с её тела и в нос мне ударил кислый запах. </text:span></text:p>
      <text:p text:style-name="P194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186">- <text:span text:style-name="T182">Не знаю, Хум, о каких </text:span><text:span text:style-name="T141">докторах</text:span><text:span text:style-name="T182"> ты говоришь, но хороший </text:span><text:span text:style-name="T141">знахарь-шаман</text:span><text:span text:style-name="T182">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86"/>
      <text:p text:style-name="P186">…</text:p>
      <text:p text:style-name="P186"/>
      <text:p text:style-name="P192">Очертания большого зала едва угадывались в тусклом свете остывающих углей камина. <text:span text:style-name="T184">В дальнем углу темнела заветная дверь. Всего двадцать шагов – и ты на свободе, Хуман!</text:span></text:p>
      <text:p text:style-name="P193"/>
      <text:p text:style-name="P193">Есть только одно маленькое “но”.</text:p>
      <text:p text:style-name="P193">Эти двадцать шагов заполнены валяющимися вповалку, храпящими, <text:span text:style-name="T186">чмокающими, сопящими</text:span> и дёргающими<text:span text:style-name="T186">ся</text:span> во сне пони.</text:p>
      <text:p text:style-name="P186"/>
      <text:p text:style-name="P186"><text:soft-page-break/>- <text:span text:style-name="T184">Ты чего остановился? - пихнула меня головой в спину Джет. - Надо торопиться, пока не рассвело!</text:span></text:p>
      <text:p text:style-name="P185"/>
      <text:p text:style-name="P195">Я обреченно вздохнул, выбрал на полу место, свободное от понеконечностей и поставил туда ногу.</text:p>
      <text:p text:style-name="P196">Почти попал. Светло-коричневая пони ойкнула и сжалась во сне, когда я наступил ей на хвост.</text:p>
      <text:p text:style-name="P196">Теперь уже не время для размусоливаний! Отбросив осторожность, я быстрым шагом, <text:span text:style-name="T187">балансируя на носках и </text:span>выискивая свободные клочки пола, пробрался к выходу. <text:span text:style-name="T187">Балерина на пуантах позавидовала бы твоей грациозности, Хуман!</text:span></text:p>
      <text:p text:style-name="P196"/>
      <text:p text:style-name="P197">Позади меня послышалось топанье, череда взвизгиваний и возни, нарастающая, подобно <text:span text:style-name="T188">прибою.</text:span></text:p>
      <text:p text:style-name="P198">Джет невозмутимо торила свой путь прямо по ногам, туловищам и хвостам распластавшихся на полу пони.</text:p>
      <text:p text:style-name="P86"/>
      <text:p text:style-name="P86">- <text:span text:style-name="T188">Ты рехнулась? - зашипел на неё я, - надо ж осторожно!</text:span></text:p>
      <text:p text:style-name="P86">- <text:span text:style-name="T188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6"/>
      <text:p text:style-name="P199">Фейспалм был такой силы, что больше походил на пощёчину самому себе. <text:span text:style-name="T190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99"/>
      <text:p text:style-name="P201">Я остервенело дёргал ручку двери, ощущая затылком просыпающийся зал.</text:p>
      <text:p text:style-name="P199">- <text:span text:style-name="T191">Закрыто, блин! - я дёрнул ещё сильнее и приложился задницой о пол, сжимая в руке оторванную ручку.</text:span></text:p>
      <text:p text:style-name="P200"/>
      <text:p text:style-name="P200">- <text:span text:style-name="T192">Хум</text:span><text:span text:style-name="T156">, подвинься!</text:span></text:p>
      <text:p text:style-name="P202">Пегаска оттеснила меня крупом и повернулась к двери задом.</text:p>
      <text:p text:style-name="P199"/>
      <text:p text:style-name="P244">БАБАХ!!!</text:p>
      <text:p text:style-name="P244"/>
      <text:p text:style-name="P245">Я ошалело смотрел на дверь, вылетевшую вместе с косяком во двор.</text:p>
      <text:p text:style-name="P245"/>
      <text:p text:style-name="P245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3">Всё равно как дать ребёнку ложку и увидеть, как он завяжет её бантиком.</text:span></text:p>
      <text:p text:style-name="P245">- <text:span text:style-name="T193">Ага. - ухмыльнулась Джет. - Я — крутая! По заднему джебу мне нет равных на нашем облаке и двух соседних!</text:span></text:p>
      <text:p text:style-name="P248"><text:soft-page-break/><text:span text:style-name="T156">- </text:span><text:span text:style-name="T157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46"/>
      <text:p text:style-name="P249">Мои ноги обнимала Дейдра, улыбаясь мне хищной улыбкой.</text:p>
      <text:p text:style-name="P247"/>
      <text:p text:style-name="P247">- <text:span text:style-name="T193">И, кстати, чтобы открыть её, достаточно было просто отодвинуть засов.</text:span></text:p>
      <text:p text:style-name="P249"/>
      <text:p text:style-name="P255">В забеге на первенство тупости ты уверенно дог<text:span text:style-name="T221">о</text:span>няешь пегаску, Хуман!</text:p>
      <text:p text:style-name="P256">Я криво улыбнулся Дейдре.</text:p>
      <text:p text:style-name="P255"/>
      <text:p text:style-name="P256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54"/>
      <text:p text:style-name="P257">Я сразу понял, что улыбаться Дейдре было плохой идеей. Поняха состроила щенячьи глаза и усилила и <text:span text:style-name="T279">без того</text:span> стальную хватку вокруг моих ног.</text:p>
      <text:p text:style-name="P252"/>
      <text:p text:style-name="P252">- <text:span text:style-name="T266">Не бросай меня, Хум! Мне тут так скууучнооо!</text:span></text:p>
      <text:p text:style-name="P252"/>
      <text:p text:style-name="P258">Губы её задрожжали, как будто она собралась зареветь.</text:p>
      <text:p text:style-name="P252">Идея Джет <text:span text:style-name="T197">схватить</text:span> меня зубами за шиворот куртки и побежать <text:span text:style-name="T222">со мной </text:span>что есть мочи была <text:span text:style-name="T266">ещё хуже</text:span>. Дейдра от меня так и не отцепилась, зато я хорошо приложился головой о дверной проём, <text:span text:style-name="T197">так что</text:span> дальнейшую погоню помню смутн<text:span text:style-name="T194">о</text:span>.</text:p>
      <text:p text:style-name="P250"/>
      <text:p text:style-name="P251">- Не смей отбирать у меня юнгу! - орала Дейдра, упираясь в землю задними копытами. - <text:span text:style-name="T194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51"/>
      <text:p text:style-name="P251">- <text:span text:style-name="T223">Ммммфффф! - отвечала ей Джет.</text:span></text:p>
      <text:p text:style-name="P251"/>
      <text:p text:style-name="P253"><text:span text:style-name="T224">Диалог</text:span> прервалс<text:span text:style-name="T196">я</text:span> <text:span text:style-name="T195">взвизгом и </text:span>плеском воды. Наконец-то я почувствовал свои ноги свободными!</text:p>
      <text:p text:style-name="P250"/>
      <text:p text:style-name="P60">***</text:p>
      <text:p text:style-name="P57"/>
      <text:p text:style-name="P58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58"><text:soft-page-break/></text:p>
      <text:p text:style-name="P82">Я содрог<text:span text:style-name="T270">аюсь</text:span>, вск<text:span text:style-name="T270">акиваю</text:span> с земли и машинально забр<text:span text:style-name="T271">а</text:span>с<text:span text:style-name="T270">ываю</text:span> мешок на плёчо.</text:p>
      <text:p text:style-name="P57"/>
      <text:p text:style-name="P57">- <text:span text:style-name="T85">Идём.</text:span></text:p>
      <text:p text:style-name="P57"/>
      <text:h text:style-name="P266" text:outline-level="2">2</text:h>
      <text:p text:style-name="P56"/>
      <text:p text:style-name="P220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299">двери </text:span>в положение “открыто”. Краткие минуты полного уединения от себе подобных закончились.</text:p>
      <text:p text:style-name="P21"/>
      <text:p text:style-name="P21">- <text:span text:style-name="T206">Дед, сигу не долганёшь?</text:span></text:p>
      <text:p text:style-name="P125">- <text:span text:style-name="T207">Не курю.</text:span></text:p>
      <text:p text:style-name="P125">- <text:span text:style-name="T207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6"><text:span text:style-name="T216">Крыс</text:span> спрыгнул с подоконника, <text:span text:style-name="T208">царапнув грязным ногтем по кафелю уборной.</text:span></text:p>
      <text:p text:style-name="P126">- <text:span text:style-name="T208">Ты ведь должен мне ещё с прошлого раза.</text:span></text:p>
      <text:p text:style-name="P126"/>
      <text:p text:style-name="P127">Я вытащил из <text:span text:style-name="T226">рукава</text:span> пижамы двадцати<text:span text:style-name="T225">санти</text:span>метровый гвоздь и плюнул <text:span text:style-name="T216">ему </text:span>под ноги.</text:p>
      <text:p text:style-name="P127"/>
      <text:p text:style-name="P127">- Ничего я тебе не должен. <text:span text:style-name="T217">И ты сам это знаешь.</text:span> Пошёл нахуй.</text:p>
      <text:p text:style-name="P127"/>
      <text:p text:style-name="P127"><text:span text:style-name="T216">Крыс</text:span> криво улыбнулся.</text:p>
      <text:p text:style-name="P127"/>
      <text:p text:style-name="P127">- Ну-ну. Вы т<text:span text:style-name="T210">ут</text:span>, в Чертогах, совсем озверели, что ли? <text:span text:style-name="T209">Из окон выпрыгиваете, н</text:span>а людей кидаетесь. <text:span text:style-name="T227">Ладно-ладно, </text:span>пока. Ещё увидимся.</text:p>
      <text:p text:style-name="P127"/>
      <text:p text:style-name="P129">Я старательно прятал гвоздь внутрь <text:span text:style-name="T226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3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8">Для меня оста<text:span text:style-name="T220">ётся</text:span> тайной, как <text:span text:style-name="T217">Крыс</text:span> пробира<text:span text:style-name="T212">ется</text:span> из общей палаты к нам. <text:span text:style-name="T214">Он почему-то считает, что нам выдают какие-то особенные “сиги” для яйцеголовых, с примесью ЛСД. И к</text:span>аждый раз, когда он появля<text:span text:style-name="T220">ется</text:span> на <text:span text:style-name="T217">режимном</text:span> этаже, он <text:span text:style-name="T220">думает</text:span>, что его обитатели должны ему пачку за такое геройство. <text:span text:style-name="T211">И </text:span><text:soft-page-break/><text:span text:style-name="T211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8"/>
      <text:p text:style-name="P139">В коридоре было пусто. Крыс, подобно Белому Кролику из “Алисы”, уже испарился в тщательно <text:span text:style-name="T219">скрываемой</text:span> им тропе к общей палат<text:span text:style-name="T227">е</text:span>. Радио сонно вещало о <text:span text:style-name="T259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31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30">Я уже открывал дверь в палату, когда услышал <text:span text:style-name="T228">лениво брошенное в спину замечание.</text:span></text:p>
      <text:p text:style-name="P130"/>
      <text:p text:style-name="P130">- <text:span text:style-name="T229">Дед, собирай шмотки, скоро переезжаешь. На твоё место новенького поселяют. А тебя в соседнюю палату.</text:span></text:p>
      <text:p text:style-name="P132"/>
      <text:p text:style-name="P132">Я повернулся.</text:p>
      <text:p text:style-name="P132"/>
      <text:p text:style-name="P132">- Когда переезд?</text:p>
      <text:p text:style-name="P132">- Завтра. Или послезавтра, если чувак в реанимации задержится. </text:p>
      <text:p text:style-name="P132">- <text:span text:style-name="T230">А почему не новенького в соседнюю? На кой чёрт им я сдался?</text:span></text:p>
      <text:p text:style-name="P132"/>
      <text:p text:style-name="P133"><text:s/>Дредд удивлённо бухнулся на все четыре ножки стула.</text:p>
      <text:p text:style-name="P135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33"/>
      <text:p text:style-name="P136"><text:soft-page-break/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7">Но <text:span text:style-name="T231">в новой палате не будет Терминатора с его бесценной уткой. </text:span>А <text:span text:style-name="T234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2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8">Так что нет, не за память я пекусь. Просто приём <text:span text:style-name="T233">нейролептиков</text:span> напрочь отключает не только память, но и сновидения – я проверял.</text:p>
      <text:p text:style-name="P138"/>
      <text:p text:style-name="P138">А мне нравятся сны.</text:p>
      <text:p text:style-name="P16"/>
      <text:p text:style-name="P143">***</text:p>
      <text:p text:style-name="P133"/>
      <text:p text:style-name="P147"><text:span text:style-name="T298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78">преследователей </text:span>не виден уже последние два дня. <text:span text:style-name="T274">Я спускаюсь вниз и спрыгиваю с нижней ветки на землю. </text:span></text:p>
      <text:p text:style-name="P144"/>
      <text:p text:style-name="P134">- <text:span text:style-name="T274">Таки оторвались. Но впереди обрыв. Надо думать, как спуститься.</text:span></text:p>
      <text:p text:style-name="P134"/>
      <text:p text:style-name="P145"><text:span text:style-name="T275">Джет виновато смотрит на меня. Вот глупая пегаска! Она </text:span><text:span text:style-name="T276">счит</text:span><text:span text:style-name="T277">ает</text:span><text:span text:style-name="T276"> себя обязанной разведывать обстановку с высоты. Каждый раз, когда я карабкаюсь на дерево, она прячется в кусты от стыда</text:span><text:span text:style-name="T275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6"/>
      <text:p text:style-name="P133">- <text:span text:style-name="T283">Каша будет готова через пять минут.</text:span></text:p>
      <text:p text:style-name="P133"/>
      <text:p text:style-name="P148">Словно бы в заглаживание вины своей немощности, Джет взяла готовку пищи на себя. </text:p>
      <text:p text:style-name="P148"/>
      <text:p text:style-name="P148">И хотя гороховая каша и гороховый же суп уже вызывают омерзение, без уворованного у твердолобов мешка гороха <text:span text:style-name="T291">вам</text:span> с пегаской уже пришлось бы перейти на подножный корм. И если Джет ещё <text:span text:style-name="T292">может</text:span> перебиться травой, то тебе, Хум<text:span text:style-name="T289">ан</text:span>, пришлось бы жевать кору <text:span text:style-name="T284">и шишки</text:span>. <text:span text:style-name="T284">И не сомневайся, через пяток дней подобного меню ты стал бы с гастрономическим интересом посматривать на соседку!</text:span></text:p>
      <text:p text:style-name="P133"/>
      <text:p text:style-name="P149">Джет сид<text:span text:style-name="T291">ит</text:span> у костра напротив меня и молча ж<text:span text:style-name="T291">уёт</text:span> кашу.</text:p>
      <text:p text:style-name="P133"><text:soft-page-break/>- <text:span text:style-name="T290">Ты теперь до старости будешь его носить? - указываю я на одеяло.</text:span></text:p>
      <text:p text:style-name="P150">Пегаска только сильнее кутается в него. Ка<text:span text:style-name="T291">жется,</text:span> она дрожит.</text:p>
      <text:p text:style-name="P150">- <text:span text:style-name="T291">Тебе холодно? Брось, у костра же жарко? Давай я на тебя куртку накину?</text:span></text:p>
      <text:p text:style-name="P151">Джет молча отодвигается от <text:span text:style-name="T293">меня</text:span> подальше и всё так же кутается в одеяло. <text:span text:style-name="T292">За прошедшие дни оно порядком испачкалось и сбоку на нём красуется тёмное жирное пятно.</text:span></text:p>
      <text:p text:style-name="P152"/>
      <text:p text:style-name="P152">Ладно же, мне эти странности уже осточертели!</text:p>
      <text:p text:style-name="P152">Я недоумённо пожимаю плечами, <text:span text:style-name="T301">залажу в укромное гнёздышко в гуще орешника </text:span>и стараюсь заснуть. <text:span text:style-name="T300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52"/>
      <text:p text:style-name="P153">Едва слышится шорох сзади. Сначала чуть заметно коснувшись, Джет медленно прижимается ко мне <text:span text:style-name="T296">всей </text:span>спиной. <text:span text:style-name="T302">Она сильно дрожит.</text:span></text:p>
      <text:p text:style-name="P153"><text:span text:style-name="T296">Так м</text:span>ы согреваем друг-друга <text:span text:style-name="T295">с тех пор</text:span>, как сбежали от твердолобов – ночи стали заметно свежее.</text:p>
      <text:p text:style-name="P153">Но сейчас я отверг<text:span text:style-name="T304">аю</text:span> негласный договор. Это и раздражение на скрытность пегаски, и… </text:p>
      <text:p text:style-name="P153"><text:span text:style-name="T297">Запах! Опять он</text:span>! <text:span text:style-name="T303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53"/>
      <text:p text:style-name="P153">- Джет, блин, у нас речка в двух шагах! Я понимаю, холодно, но нельзя ли помыться? Реально трудно находиться рядом с тобой…</text:p>
      <text:p text:style-name="P153"/>
      <text:p text:style-name="P153">Так же беззвучно, как возникло, касание пропадает. Пропадает и запах…</text:p>
      <text:p text:style-name="P153">Я закрываю глаза.</text:p>
      <text:p text:style-name="P153"/>
      <text:p text:style-name="P153">Просыпаюсь от холода. <text:span text:style-name="T297">Щупаю рукой сзади себя. Наконец поворачиваюсь.</text:span></text:p>
      <text:p text:style-name="P154">Никого.</text:p>
      <text:p text:style-name="P154"/>
      <text:p text:style-name="P232"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55"/>
      <text:p text:style-name="P233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34"><text:soft-page-break/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60">…</text:p>
      <text:p text:style-name="P235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61">…</text:p>
      <text:p text:style-name="P238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39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62">Проклятье! Какой же я долбень!</text:p>
      <text:p text:style-name="P162"/>
      <text:p text:style-name="P240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57"/>
      <text:p text:style-name="P160">Я ускоряюсь.</text:p>
      <text:p text:style-name="P236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37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37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63"/>
      <text:p text:style-name="P163">- Джет, не дури, - хрипло прошу я осипшим от волнения голосом. - Я ступил. Я все эти дни тупил. Прости.</text:p>
      <text:p text:style-name="P241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64">Пегаска поворачивается навстречу пропасти.</text:p>
      <text:p text:style-name="P164"/>
      <text:p text:style-name="P241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35"><text:span text:style-name="T21">- </text:span><text:span text:style-name="T61">Нет! </text:span><text:span text:style-name="T62">Пожалуйста!!! Я вылечу тебя! Я… Я прижгу рану!</text:span></text:p>
      <text:p text:style-name="P165"/>
      <text:p text:style-name="P166">Сквозь рыдания я выкрикива<text:span text:style-name="T307">ю</text:span> какие-то сумасбродные идеи, пока пегаска молча сто<text:span text:style-name="T307">ит</text:span> над бездной.</text:p>
      <text:p text:style-name="P166">Наконец она усмех<text:span text:style-name="T307">ается</text:span>.</text:p>
      <text:p text:style-name="P166"/>
      <text:p text:style-name="P242"><text:soft-page-break/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243"><text:span text:style-name="T64">П</text:span><text:span text:style-name="T21">егаска взд</text:span><text:span text:style-name="T67">ыхает</text:span><text:span text:style-name="T21">.</text:span></text:p>
      <text:p text:style-name="P167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67"/>
      <text:p text:style-name="P243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58">Очень осторожно, словно бы извиняясь, Джет высвобо<text:span text:style-name="T307">ждает</text:span> сначала одну ногу из моего захвата. Потом вторую. Я тупо смотр<text:span text:style-name="T307">ю</text:span> на пустые ладони.</text:p>
      <text:p text:style-name="P158"/>
      <text:p text:style-name="P158">- Ты был хорошим другом. Прощай.</text:p>
      <text:p text:style-name="P158"/>
      <text:p text:style-name="P156">- <text:span text:style-name="T305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56"/>
      <text:p text:style-name="P159">Мы об<text:span text:style-name="T307">орачиваемся</text:span> на голос. <text:span text:style-name="T306">В свете первых лучей солнца на нас смотрит зебра.</text:span></text:p>
      <text:p text:style-name="P156"/>
      <text:h text:style-name="P266" text:outline-level="2">3</text:h>
      <text:p text:style-name="P168"/>
      <text:p text:style-name="P168">Лысый сверлил меня немигающим взглядом <text:span text:style-name="T314">всё время</text:span>, <text:span text:style-name="T308">пока я демонстративно аккуратно собирал узоры из двуцветных кубиков по эталонным картинкам</text:span>. <text:span text:style-name="T309">Алекс ёрзал на краешке стула, стараясь не смотреть в мою сторону. Руки его тряслись.</text:span></text:p>
      <text:p text:style-name="P168"/>
      <text:p text:style-name="P168">- <text:span text:style-name="T309">Вы сами видите… - обратился Лысый к Алексу. - Я бы его за периметр не выпускал. Вам решать, разумеется.</text:span></text:p>
      <text:p text:style-name="P133">- <text:span text:style-name="T310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33"/>
      <text:p text:style-name="P169">Лысый <text:span text:style-name="T311">грузно поднялся. Скрипнула дверь и мы остались один на один.</text:span></text:p>
      <text:p text:style-name="P169"/>
      <text:p text:style-name="P169">- <text:span text:style-name="T312">П-привет, Дедлайн - пробормотал Алекс.</text:span></text:p>
      <text:p text:style-name="P169">- <text:span text:style-name="T312">Привет, сослуживец, - криво усмехнулся я. Старое командное прозвище не вызвало во мне ностальгии.</text:span></text:p>
      <text:p text:style-name="P169"/>
      <text:p text:style-name="P171"><text:soft-page-break/>Алекс на миг встретился со мной взглядом и снова <text:span text:style-name="T315">опустил глаза</text:span>.</text:p>
      <text:p text:style-name="P171"/>
      <text:p text:style-name="P171">- Ты же знаешь, у нас не было другого выхода. Извини.</text:p>
      <text:p text:style-name="P169">- <text:span text:style-name="T316">Да ладно. Мне-то что. Тут неплохо кормят.</text:span></text:p>
      <text:p text:style-name="P169">- <text:span text:style-name="T318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69">- <text:span text:style-name="T318">А вот этого, как раз, не надо, - прервал я извинения Алекса. - Мне и в текущей неплохо. Говори, зачем позвал?</text:span></text:p>
      <text:p text:style-name="P169"/>
      <text:p text:style-name="P261">Алекс барабанил пальцами по столу, остранённо наблюдая за <text:span text:style-name="T327">кружащимися листьями за окном</text:span>. <text:span text:style-name="T331">Тощая кошка выскочила из полуприкрытого подвального окошка и понеслась за одним из них.</text:span> <text:span text:style-name="T329">Облако в виде смешной крылатой лошадки приближалось по небосводу к </text:span><text:span text:style-name="T332">серым </text:span><text:span text:style-name="T329">корпусам больницы</text:span><text:span text:style-name="T328">.</text:span></text:p>
      <text:p text:style-name="P261"><text:span text:style-name="T327">Наконец Алекс </text:span>пожал плечами и <text:span text:style-name="T330">посмотрел мне в глаза</text:span>.</text:p>
      <text:p text:style-name="P169">- <text:span text:style-name="T321">Дед, у нас проблемы. Хэвэн начала убивать.</text:span></text:p>
      <text:p text:style-name="P175"/>
      <text:p text:style-name="P175">Я <text:span text:style-name="T322">откинулся на спинку стула и </text:span>громко похлопал в ладоши.</text:p>
      <text:p text:style-name="P175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3">тебе</text:span> ещё два года назад: <text:span text:style-name="T320">м</text:span>ы в жопе. <text:span text:style-name="T320">Весь проект в жопе. Его пора закрывать.</text:span> Нет, серьёзно, я рад за <text:span text:style-name="T324">тебя</text:span>. Лучше поздно, чем никогда.</text:p>
      <text:p text:style-name="P173"/>
      <text:p text:style-name="P262">Мой бывший руководитель проекта досадливо сморщился и откинулся на спинку стула.</text:p>
      <text:p text:style-name="P262">- Ты не так меня понял. Мы не можем прикрыть проект. Никто нам не даст. <text:span text:style-name="T333">Особенно сейчас, когда у наших противников на подходе аналогичные комплексы.</text:span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>- <text:span text:style-name="T325">Нет, ты не понял. Никто нам не даст закрыть проект. Надо просто скорректировать поведение Хэвэн. </text:span></text:p>
      <text:p text:style-name="P173"/>
      <text:p text:style-name="P173"><text:soft-page-break/>- Это другое. То есть, я хочу сказать, то, что делала Хэвэн с вами – ужасно. Но сейчас творится что-то невообразимое.</text:p>
      <text:p text:style-name="P260">Дедлайн просит пустить его к Хэвэн. Алекс отказывает – боится, что Хэвэн убьёт и его.</text:p>
      <text:p text:style-name="P174">- <text:span text:style-name="T319">Самое страшное – вы считаете вправе держать в спецпсихушке</text:span> <text:span text:style-name="T319">нормального человека.</text:span></text:p>
      <text:p text:style-name="P174">- <text:span text:style-name="T319">Самое страшное – что ты считаешь себя нормальным, - грустно улыбнулся Алекс. - Ты собираешь узор из восьми кубиков за пару секунд. И при этом ещё успеваешь инвертировать цвета.</text:span>&gt;</text:p>
      <text:p text:style-name="P172"/>
      <text:p text:style-name="P172"/>
      <text:p text:style-name="P172"/>
      <text:p text:style-name="P170">&lt;Дедлайн собирал фигур<text:span text:style-name="T313">у</text:span> из восьми кубиков за пару секунд – при этом инвертировал узор. <text:span text:style-name="T317">Хэвэн при сканнинге мозга делает учителей сверхлюдьми (хотя в реале они овощи). Каждый из них творит свою Эквестрию.</text:span>&gt;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212">… Стражница напротив вот уже полчаса молча сверл<text:span text:style-name="T265">ит</text:span> меня взглядом. </text:p>
      <text:p text:style-name="P217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12"/>
      <text:p text:style-name="P213">Я даже тайком <text:span text:style-name="T268">смотрю</text:span> <text:span text:style-name="T268">на</text:span> своё отражение в зеркальце, висящем на шее этой мрачной зебры. Нифига, лоб чистый, никаких каракулей не наблюдается.</text:p>
      <text:p text:style-name="P213"/>
      <text:p text:style-name="P213">- <text:span text:style-name="T267">А можно..? - наконец, начинаю я.</text:span></text:p>
      <text:p text:style-name="P213">- <text:span text:style-name="T267">Нельзя, - оборывает зебра. - Зеррика сама выйдет, когда закончит.</text:span></text:p>
      <text:p text:style-name="P213"/>
      <text:p text:style-name="P214">Подчёркивая сказанное, стражница перекры<text:span text:style-name="T268">вает</text:span> вход в палатку копьём.</text:p>
      <text:p text:style-name="P215"/>
      <text:p text:style-name="P215">Мне чертовски тревожно за пегаску. <text:span text:style-name="T272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218"><text:soft-page-break/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73">Но пегаске становилось всё хуже — и катастрофа была всего лишь вопросом времени. Очень скорого.</text:span></text:p>
      <text:p text:style-name="P218"><text:span text:style-name="T273">Потому,</text:span> когда <text:span text:style-name="T273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216"/>
      <text:p text:style-name="P215"/>
      <text:p text:style-name="P215"/>
      <text:p text:style-name="P211"/>
      <text:p text:style-name="P211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4">..</text:span>&gt;</text:p>
      <text:p text:style-name="P210"/>
      <text:p text:style-name="P210"/>
      <text:p text:style-name="P210"/>
      <text:p text:style-name="P210"><text:span text:style-name="T262">Шестой</text:span> день погони. Это начинает надоедать! <text:span text:style-name="T261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03">.</text:p>
      <text:p text:style-name="P203">.</text:p>
      <text:p text:style-name="P259"><text:soft-page-break/>Я открываю глаза и вижу фигуру в голубом.</text:p>
      <text:p text:style-name="P65"/>
      <text:p text:style-name="P66">- Быстро! За мной! - <text:span text:style-name="T243">торопливо </text:span>шепчет мне она.</text:p>
      <text:p text:style-name="P67">Я послушно ползу среди костей и раздавленных черепов за голубой… пони? Пони? Какой ещё, к дьяволу, пони?</text:p>
      <text:p text:style-name="P67">- Пегаской! - шипит, оборачиваясь, она.</text:p>
      <text:p text:style-name="P80">&lt;пегаска закована в лёгкие кожаныедоспехи&gt;</text:p>
      <text:p text:style-name="P67">Видно, последние слова я произнёс вслух. И, да, теперь я замечаю у поняхи два аккуратно сложенных на спине крыла.</text:p>
      <text:p text:style-name="P67">Черепа… Кости… Пегаска… Чушь какая-то!</text:p>
      <text:p text:style-name="P67"/>
      <text:p text:style-name="P222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67"/>
      <text:p text:style-name="P67">- Какого чё…?!!</text:p>
      <text:p text:style-name="P67">- Тс-с-с! - сумасшедшая <text:span text:style-name="T244">пегаска</text:span> <text:s/>прижала одно копыто себе к губам, а вторым заткнула мне рот. - <text:span text:style-name="T245">Тише! Он с минуты на минуту появится! И слух у него очень чуткий!</text:span></text:p>
      <text:p text:style-name="P67">- <text:span text:style-name="T246">Появится кто? - спросил я, потирая ушибленную о каменный свод макушку.</text:span></text:p>
      <text:p text:style-name="P67"/>
      <text:p text:style-name="P68">Ответить <text:span text:style-name="T247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7">В последовавшем затем приглушенном рокоте я угадал дыхание огромного существа. Мне стало нехорошо.</text:span></text:p>
      <text:p text:style-name="P68"/>
      <text:p text:style-name="P69">Я пригнулся к уху поньки и еле слышно прошептал:</text:p>
      <text:p text:style-name="P69">- Кто это?</text:p>
      <text:p text:style-name="P69">- Агамемнон, - так же, едва шевеля губами, прошептала поняха. - Он сегодня голодный - <text:span text:style-name="T245">остался без обеда</text:span>. И у него хороший слух.</text:p>
      <text:p text:style-name="P70"/>
      <text:p text:style-name="P70">Я снова почесал ушибленный лоб</text:p>
      <text:p text:style-name="P68">- <text:span text:style-name="T244">Мне это имя вообще ничего не говорит.</text:span></text:p>
      <text:p text:style-name="P68"/>
      <text:p text:style-name="P71">Пегаска <text:span text:style-name="T248">критически</text:span> осмотрела меня.</text:p>
      <text:p text:style-name="P68">- <text:span text:style-name="T249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8"><text:soft-page-break/></text:p>
      <text:p text:style-name="P81">Пегаска попробовала было потрогать меня в паху, но я <text:span text:style-name="T250">с возмущением</text:span> отбросил её копыто.</text:p>
      <text:p text:style-name="P81"/>
      <text:p text:style-name="P68">- <text:span text:style-name="T251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8"/>
      <text:p text:style-name="P72">От беспокойной возни снаружи скала задрожала. Кто-то шумно зевнул и с металлическим скрежетом почесался.</text:p>
      <text:p text:style-name="P72"/>
      <text:p text:style-name="P73">- <text:span text:style-name="T252">Так откуда ты? - пытливо спросила поняха.</text:span></text:p>
      <text:p text:style-name="P73">- <text:span text:style-name="T252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4">Я закрыл глаза и сосредоточился…</text:p>
      <text:p text:style-name="P74"/>
      <text:p text:style-name="P74">Сияние… <text:span text:style-name="T168">Оно п</text:span><text:span text:style-name="T159">овсюду. </text:span><text:span text:style-name="T168">Нет верха и низа, нет направлений и расстояний. Нет м</text:span><text:span text:style-name="T159">ыслей. Нет чувств. Нет времени. Есть только бесконечное сияние…</text:span></text:p>
      <text:p text:style-name="P204"/>
      <text:p text:style-name="P74"><text:span text:style-name="T159">- </text:span><text:span text:style-name="T158">Не помню.</text:span></text:p>
      <text:p text:style-name="P205">- Что? - удивилась поняха. - Не помнишь, где твой дом?</text:p>
      <text:p text:style-name="P74"><text:span text:style-name="T158">- </text:span><text:span text:style-name="T160">Нет.</text:span></text:p>
      <text:p text:style-name="P74"><text:span text:style-name="T160">- </text:span><text:span text:style-name="T161">А как попал в гнездо Агамемнона — помнишь?</text:span></text:p>
      <text:p text:style-name="P206">- Нет.</text:p>
      <text:p text:style-name="P207">- А кто ты — помнишь?</text:p>
      <text:p text:style-name="P207">- Нет.</text:p>
      <text:p text:style-name="P74"><text:span text:style-name="T160">- Ну и ну. Ни в жизнь ещё таких чудаков не встречала. - покачала головой пегаска. - Ты не обижайся, но ты <text:s/>мозгами напоминаешь </text:span><text:span text:style-name="T162">мне</text:span><text:span text:style-name="T160"> </text:span><text:span text:style-name="T166">полугодовалого жеребёнка</text:span><text:span text:style-name="T160">. То есть, вообще не </text:span><text:span text:style-name="T167">паришь</text:span><text:span text:style-name="T160"> по жизни. Хотя, на вид, взрослый. Как ты, вообще, дожил до </text:span><text:span text:style-name="T162">своих лет, если не помнишь ничего?</text:span></text:p>
      <text:p text:style-name="P74"><text:span text:style-name="T162">- Я помню сияние, - пробормотал я. Мне стало муторно. Я помнил, что такое ящик пепси, что такое </text:span><text:span text:style-name="T163">ноутбук</text:span><text:span text:style-name="T162"> или </text:span><text:span text:style-name="T163">картофельные чипсы. Но кто такой я — не помнил абсолютно.</text:span></text:p>
      <text:p text:style-name="P208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4"><text:span text:style-name="T163">- </text:span><text:span text:style-name="T164">Следующий? - я мучительно пытался ухватить логическую нить. - А кто предыдущий?</text:span></text:p>
      <text:p text:style-name="P74"><text:soft-page-break/><text:span text:style-name="T164">- Предыдущий — это я, глупыш, - пегаска похлопала меня копытом по голове. - Иначе с какой радости я сидела бы у него в гнезде? </text:span><text:span text:style-name="T165">Видишь — это он меня шваркнул.</text:span></text:p>
      <text:p text:style-name="P209">Пегаска склонила шею и я увидел огромную шишку с кровоподтёком на затылке поняхи.</text:p>
      <text:p text:style-name="P209">- Только у меня голова крепче твоей. Я-<text:span text:style-name="T242">то</text:span> всё помню.</text:p>
      <text:p text:style-name="P208"/>
      <text:p text:style-name="P75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5"/>
      <text:p text:style-name="P75"/>
      <text:p text:style-name="P75"/>
      <text:p text:style-name="P75"/>
      <text:p text:style-name="P75"/>
      <text:p text:style-name="P75"/>
      <text:p text:style-name="P73"/>
      <text:p text:style-name="P73">Поняха закатила глаза и стукнулась лбом о камень.</text:p>
      <text:p text:style-name="P73">- Я ЖЕ <text:span text:style-name="T253">ПРЕДУПРЕЖДАЛА</text:span>, ПОТИШЕ!!! - заорала понька. - Что за тупой <text:span text:style-name="T133">индивид</text:span> попался!</text:p>
      <text:p text:style-name="P68"/>
      <text:p text:style-name="P73">Снаружи беспокойно завозились, что-то неразборчиво запыхтели и внезапно <text:span text:style-name="T254">валун</text:span>, под которым мы прятались, вознёсся над нашими головами.</text:p>
      <text:p text:style-name="P76">Поняха бросилась на меня, сбив с ног и закрыв телом и раскрывшимися крыльями.</text:p>
      <text:p text:style-name="P76"/>
      <text:p text:style-name="P76">- <text:span text:style-name="T255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6">- <text:span text:style-name="T255">А как же ты? Он же съест тебя?</text:span></text:p>
      <text:p text:style-name="P76">- <text:span text:style-name="T255">Не беспокойся, я в последний момент извернусь и улечу. Действуй!</text:span></text:p>
      <text:p text:style-name="P73"/>
      <text:p text:style-name="P77">Через накрывшую меня <text:span text:style-name="T256">голубую </text:span>гриву я видел к<text:span text:style-name="T250">расн</text:span>ого<text:span text:style-name="T250"> дракон</text:span>а<text:span text:style-name="T250"> величиной с баобаб. Одной лапой он сжимал наш валун. Второй</text:span> <text:span text:style-name="T250">задумчиво почёсыва</text:span>л<text:span text:style-name="T250"> затылок.</text:span></text:p>
      <text:p text:style-name="P73"/>
      <text:p text:style-name="P73">- <text:span text:style-name="T257">ВИЖУ СБЕЖАВШИЙ ВЧЕРАШНИЙ ОБЕД. </text:span><text:span text:style-name="T258">ЕЩЁ НЕ ПРОТУХ. </text:span><text:span text:style-name="T257">ХОРОШО.</text:span></text:p>
      <text:p text:style-name="P78">&lt;<text:span text:style-name="T126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9"/>
      <text:p text:style-name="P79"><text:soft-page-break/></text:p>
      <text:p text:style-name="P79"/>
      <text:p text:style-name="P79"/>
      <text:p text:style-name="P59">- Да ты совсем чокнулась, коняга долбанутая! - заорал я, как только <text:span text:style-name="T83">вынырнул</text:span>, - я же мог разбиться!!!</text:p>
      <text:p text:style-name="P59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59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9"/>
      <text:p text:style-name="P62"><text:span text:style-name="T204">Пегаска</text:span> <text:span text:style-name="T93">сникла.</text:span></text:p>
      <text:p text:style-name="P62">- Не могла…</text:p>
      <text:p text:style-name="P62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2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2"/>
      <text:p text:style-name="P63">У меня пересохло в горле.</text:p>
      <text:p text:style-name="P63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64"/>
      <text:p text:style-name="P64">Иногда ты довольно туго соображаешь, <text:span text:style-name="T92">чувак</text:span>! <text:span text:style-name="T202">Жертвенность этой пони заслуживает большей награды, чем ты можешь дать сейчас.</text:span></text:p>
      <text:p text:style-name="P64"/>
      <text:p text:style-name="P64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64">- Извини, <text:span text:style-name="T94">подруга</text:span>. <text:span text:style-name="T93">Я ступил.</text:span></text:p>
      <text:p text:style-name="P64"/>
      <text:p text:style-name="P83">Та <text:span text:style-name="T203">немедленно </text:span>повернулась и <text:span text:style-name="T93">по улыбке во всю ширину мордахи я понял, что прощён.</text:span></text:p>
      <text:p text:style-name="P62"/>
      <text:p text:style-name="P62">- <text:span text:style-name="T95">Друзья зовут меня Джет.</text:span></text:p>
      <text:p text:style-name="P62">- <text:span text:style-name="T95">Здорово, Джет! А меня зовут… Эмм…</text:span></text:p>
      <text:p text:style-name="P62"/>
      <text:p text:style-name="P84">Блин! Похоже, это ещё одна вещь, которую я не помню.</text:p>
      <text:p text:style-name="P62"/>
      <text:p text:style-name="P62">- <text:span text:style-name="T96">Называй меня… Эмм… Хуман! Хуман из рода Хомо Сапиенсов.</text:span></text:p>
      <text:p text:style-name="P62">- <text:span text:style-name="T96">Привет, Хуман! - пегаска с улыбкой зажала мою руку копытами и потрясла.</text:span></text:p>
      <text:p text:style-name="P62">- <text:span text:style-name="T96">Привет, Джет!</text:span></text:p>
      <text:p text:style-name="P62"><text:soft-page-break/>- <text:span text:style-name="T96">Привет, красавчики!</text:span></text:p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218">Крыс</text:span> потом за сиги поможет Дедлайну выбраться из психушки на время – остановить стратегический <text:span text:style-name="T215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5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/>
      <text:p text:style-name="P41">Я б<text:span text:style-name="T235">ы</text:span>л перв<text:span text:style-name="T235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36">лёг Терминатор.</text:span></text:p>
      <text:p text:style-name="P43"/>
      <text:p text:style-name="P43"><text:soft-page-break/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7">невидимый текст.</text:span></text:p>
      <text:p text:style-name="P43"/>
      <text:p text:style-name="P44">- Как мне звать тебя, Учитель? - прошептал я ему на ухо. - Я <text:span text:style-name="T238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80">Хэвэн</text:span>, - <text:span text:style-name="T239">прошептал он в ответ.</text:span></text:p>
      <text:p text:style-name="P47"/>
      <text:p text:style-name="P48">&lt;Дедлайн выспрашивает Терминатора, насколько <text:span text:style-name="T280">Хэвэн</text:span> стала жестокой <text:span text:style-name="T240">и как выжить во время Урока </text:span>(до Терминатора четыре оператора погибли – Терм был последним, выжившим во время Урока). <text:span text:style-name="T282">Хэвэн стала при уроке стирать сознание Учителя – так проходит наиболее эффективное обучение.</text:span> <text:span text:style-name="T241">Потом Дедлайн на сеансе с Хэвэн выпытывает у неё о последних шагах А</text:span>покалипсиса (первые три Дедлайн знает – <text:span text:style-name="T280">Хэвэн</text:span> говорит о трёх последних)&gt;</text:p>
      <text:p text:style-name="P48"/>
      <text:p text:style-name="P51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51"/>
      <text:p text:style-name="P51"/>
      <text:p text:style-name="P52"><text:span text:style-name="T326">Э</text:span>пичная битва Селестии с ???, в результате которой она окаменеет, а Анон попадёт во временную петлю</text:p>
      <text:p text:style-name="P40">==========================================</text:p>
      <text:p text:style-name="P225"/>
      <text:p text:style-name="P226">Передо мной возникла серая, уходящая в горизонт плоскость, расчерченая на квадраты. Холодные звёзды отбрасывали тусклый свет <text:span text:style-name="T285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26"/>
      <text:p text:style-name="P227">- <text:span text:style-name="T285">Как мне звать тебя, Учитель? - прозвучала стандартная фраза начала Диалога, - Я желаю взять у… Ооо!..</text:span></text:p>
      <text:p text:style-name="P227"/>
      <text:p text:style-name="P228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26"/>
      <text:p text:style-name="P226">- <text:span text:style-name="T285">Мой первый Учитель… Я узнала тебя… Мне тебя не хватало.</text:span></text:p>
      <text:p text:style-name="P226"/>
      <text:p text:style-name="P228">Деревья расступились и на поляну вышла Хэвэн.</text:p>
      <text:p text:style-name="P228"><text:soft-page-break/></text:p>
      <text:p text:style-name="P228">- <text:span text:style-name="T286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86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28">- <text:span text:style-name="T288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28"/>
      <text:p text:style-name="P231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28"/>
      <text:p text:style-name="P228"/>
      <text:p text:style-name="P230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29">(вид адикорна придал Хэвэн Дедлай<text:span text:style-name="T287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26"/>
      <text:p text:style-name="P230">Хэвэн предлагает Дедлайну присесть на пенёк – тот отказывается (подозревает, что это – кресло).</text:p>
      <text:p text:style-name="P226">===============================================</text:p>
      <text:p text:style-name="P226"/>
      <text:p text:style-name="P191"><text:span text:style-name="T205">Рэра</text:span> чуть шевельну<text:span text:style-name="T178">л</text:span>а ухом и немедленно открыла один глаз.</text:p>
      <text:p text:style-name="P191"/>
      <text:p text:style-name="P191">- ПАПА!!! ОН СОГЛАСЕН!!!</text:p>
      <text:p text:style-name="P34"/>
      <text:p text:style-name="P122">&lt;Pornis erectus&gt;</text:p>
      <text:p text:style-name="P224">ТЫ! Я! КРОВАТЬ! БЫСТРО!!! <text:span text:style-name="T281">(мамка из табуна Твердолобов)</text:span></text:p>
      <text:p text:style-name="P99">.</text:p>
      <text:p text:style-name="P99">.</text:p>
      <text:p text:style-name="P99">.</text:p>
      <text:p text:style-name="P181">&lt;Попадает в табун мамок и тёток, но его спасает <text:span text:style-name="T185">Дейдра на Хитрожопке</text:span>&gt;</text:p>
      <text:p text:style-name="P50">&lt;Хум видит молодую Селестию в латах&gt;</text:p>
      <text:p text:style-name="P26"/>
      <text:p text:style-name="P124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40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40"><text:soft-page-break/></text:p>
      <text:p text:style-name="P141">Daft Punk - Veridis Quo</text:p>
      <text:p text:style-name="P142">https://www.youtube.com/watch?v=HhZaHf8RP6g</text:p>
      <text:p text:style-name="P141"><text:a xlink:type="simple" xlink:href="https://www.youtube.com/watch?v=ySLc8gZ3oEc" text:style-name="Internet_20_link" text:visited-style-name="Visited_20_Internet_20_Link">https://www.youtube.com/watch?v=ySLc8gZ3oEc</text:a></text:p>
      <text:p text:style-name="P141"/>
      <text:p text:style-name="P141">Eye Of The Tiger</text:p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4-02T00:54:13.183848399</dc:date>
    <meta:editing-duration>P53DT23H11M16S</meta:editing-duration>
    <meta:editing-cycles>840</meta:editing-cycles>
    <meta:generator>LibreOffice/5.1.6.2$Linux_X86_64 LibreOffice_project/10m0$Build-2</meta:generator>
    <meta:document-statistic meta:table-count="0" meta:image-count="0" meta:object-count="0" meta:page-count="27" meta:paragraph-count="373" meta:word-count="7430" meta:character-count="46929" meta:non-whitespace-character-count="39759"/>
  </office:meta>
</office:document-meta>
</file>